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1.957cm" fo:margin-left="0cm" table:align="left"/>
    </style:style>
    <style:style style:name="Tabelle1.A" style:family="table-column">
      <style:table-column-properties style:column-width="11.957cm"/>
    </style:style>
    <style:style style:name="Tabelle1.A1" style:family="table-cell">
      <style:table-cell-properties fo:padding-left="0.191cm" fo:padding-right="0.191cm" fo:padding-top="0cm" fo:padding-bottom="0cm" fo:border="0.5pt solid #ffffff" style:writing-mode="lr-tb"/>
    </style:style>
    <style:style style:name="Tabelle2" style:family="table">
      <style:table-properties style:width="11.957cm" fo:margin-left="0cm" table:align="left"/>
    </style:style>
    <style:style style:name="Tabelle2.A" style:family="table-column">
      <style:table-column-properties style:column-width="11.957cm"/>
    </style:style>
    <style:style style:name="Tabelle2.A1" style:family="table-cell">
      <style:table-cell-properties fo:padding-left="0.191cm" fo:padding-right="0.191cm" fo:padding-top="0cm" fo:padding-bottom="0cm" fo:border="0.5pt solid #ffffff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1.249cm" style:auto-text-indent="false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loext:opacity="0%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8pt" style:font-size-asian="8pt" style:font-size-complex="8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/>
    </style:style>
    <style:style style:name="P6" style:family="paragraph" style:parent-style-name="Standard">
      <style:text-properties style:use-window-font-color="true" loext:opacity="0%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style:use-window-font-color="true" loext:opacity="0%"/>
    </style:style>
    <style:style style:name="P8" style:family="paragraph" style:parent-style-name="Standard">
      <style:paragraph-properties fo:margin-left="1.249cm" fo:margin-right="0cm" fo:margin-top="0cm" fo:margin-bottom="0cm" style:contextual-spacing="false" fo:text-indent="0cm" style:auto-text-indent="false">
        <style:tab-stops/>
      </style:paragraph-properties>
      <style:text-properties style:use-window-font-color="true" loext:opacity="0%"/>
    </style:style>
    <style:style style:name="P9" style:family="paragraph" style:parent-style-name="Heading_20_1">
      <style:paragraph-properties fo:margin-top="0cm" fo:margin-bottom="0.282cm" style:contextual-spacing="false"/>
    </style:style>
    <style:style style:name="P10" style:family="paragraph" style:parent-style-name="Heading_20_1" style:master-page-name="MP0">
      <style:paragraph-properties fo:margin-top="0cm" fo:margin-bottom="0.282cm" style:contextual-spacing="false" style:page-number="auto" fo:break-before="page"/>
      <style:text-properties style:use-window-font-color="true" loext:opacity="0%" style:font-name="Calibri" fo:font-size="4pt" fo:font-weight="bold" style:font-size-asian="4pt" style:font-weight-asian="bold" style:font-name-complex="Calibri" style:font-size-complex="4pt" style:font-weight-complex="bold"/>
    </style:style>
    <style:style style:name="P11" style:family="paragraph" style:parent-style-name="Heading_20_2"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P12" style:family="paragraph" style:parent-style-name="Heading_20_2">
      <style:paragraph-properties fo:margin-top="0cm" fo:margin-bottom="0.282cm" style:contextual-spacing="false" fo:line-height="100%"/>
      <style:text-properties style:use-window-font-color="true" loext:opacity="0%" style:font-name="Calibri" fo:font-size="4pt" fo:font-weight="bold" style:font-size-asian="4pt" style:font-weight-asian="bold" style:font-name-complex="Calibri" style:font-size-complex="4pt" style:font-weight-complex="bold"/>
    </style:style>
    <style:style style:name="P13" style:family="paragraph" style:parent-style-name="Heading_20_2">
      <style:paragraph-properties fo:margin-top="0cm" fo:margin-bottom="0.282cm" style:contextual-spacing="false" fo:line-height="100%"/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P14" style:family="paragraph" style:parent-style-name="Listenabsatz" style:list-style-name="L1">
      <style:paragraph-properties fo:margin-top="0cm" fo:margin-bottom="0cm" style:contextual-spacing="false" fo:line-height="100%"/>
    </style:style>
    <style:style style:name="P15" style:family="paragraph" style:parent-style-name="Listenabsatz" style:list-style-name="L2">
      <style:paragraph-properties fo:margin-top="0cm" fo:margin-bottom="0cm" style:contextual-spacing="false" fo:line-height="100%"/>
      <style:text-properties style:use-window-font-color="true" loext:opacity="0%"/>
    </style:style>
    <style:style style:name="P16" style:family="paragraph" style:parent-style-name="Listenabsatz" style:list-style-name="L3">
      <style:paragraph-properties fo:margin-top="0cm" fo:margin-bottom="0cm" style:contextual-spacing="false" fo:line-height="100%"/>
      <style:text-properties style:use-window-font-color="true" loext:opacity="0%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style:use-window-font-color="true" loext:opacity="0%" style:font-name="Cambria Math" style:font-name-complex="Cambria Math"/>
    </style:style>
    <style:style style:name="T5" style:family="text">
      <style:text-properties style:use-window-font-color="true" loext:opacity="0%" style:font-weight-complex="bold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/></text:h>
      <text:h text:style-name="P9" text:outline-level="1"><text:span text:style-name="Absatz-Standardschriftart"><text:span text:style-name="T2">Phishing</text:span></text:span></text:h>
      <text:p text:style-name="P3"/>
      <table:table table:name="Tabelle1" table:style-name="Tabelle1">
        <table:table-column table:style-name="Tabelle1.A"/>
        <table:table-row table:style-name="TableLine2578819783600">
          <table:table-cell table:style-name="Tabelle1.A1" office:value-type="string">
            <text:h text:style-name="P12" text:outline-level="2"><text:s/></text:h>
            <text:h text:style-name="P13" text:outline-level="2">Phishing erkennen</text:h>
            <text:p text:style-name="P4"><text:s/></text:p>
            <text:list xml:id="list3407395600" text:style-name="L1">
              <text:list-item>
                <text:p text:style-name="P14"><text:span text:style-name="Absatz-Standardschriftart"><text:span text:style-name="T3">Absender</text:span></text:span><text:span text:style-name="Absatz-Standardschriftart"><text:span text:style-name="T1">: Ist die Nummer eingespeichert? Ist die Mailadresse falsch geschrieben oder hat Zeichen dazugefügt?</text:span></text:span></text:p>
              </text:list-item>
              <text:list-item>
                <text:p text:style-name="P14"><text:span text:style-name="Absatz-Standardschriftart"><text:span text:style-name="T3">Betreff</text:span></text:span><text:span text:style-name="Absatz-Standardschriftart"><text:span text:style-name="T1">: Ist er reißerisch geschrieben oder sehr vage gehalten?</text:span></text:span></text:p>
              </text:list-item>
              <text:list-item>
                <text:p text:style-name="P14"><text:span text:style-name="Absatz-Standardschriftart"><text:span text:style-name="T3">Anrede</text:span></text:span><text:span text:style-name="Absatz-Standardschriftart"><text:span text:style-name="T1">: Werden Sie ohne Namen angesprochen?</text:span></text:span></text:p>
              </text:list-item>
              <text:list-item>
                <text:p text:style-name="P14"><text:span text:style-name="Absatz-Standardschriftart"><text:span text:style-name="T3">Rechtschreibung und Grammatik</text:span></text:span><text:span text:style-name="Absatz-Standardschriftart"><text:span text:style-name="T1">: Bemerken Sie Fehler in der Sprache?</text:span></text:span></text:p>
              </text:list-item>
              <text:list-item>
                <text:p text:style-name="P14"><text:span text:style-name="Absatz-Standardschriftart"><text:span text:style-name="T3">Einschüchterung</text:span></text:span><text:span text:style-name="Absatz-Standardschriftart"><text:span text:style-name="T1">: Werden Ihnen sehr kurze Fristen gesetzt? Sind die Konsequenzen beim Nichthandeln extrem?</text:span></text:span></text:p>
              </text:list-item>
            </text:list>
            <text:p text:style-name="P5"/>
          </table:table-cell>
        </table:table-row>
      </table:table>
      <text:p text:style-name="P3"/>
      <text:h text:style-name="P11" text:outline-level="2">Welche Daten wollen Angreifer?</text:h>
      <text:list xml:id="list3909721735" text:style-name="L2">
        <text:list-item>
          <text:p text:style-name="P15">Persönliche Daten (Name, Adresse, etc.)</text:p>
        </text:list-item>
        <text:list-item>
          <text:p text:style-name="P15">Zugangsdaten und Passwörter (Bankkonto, Mailkonto, etc.)</text:p>
        </text:list-item>
        <text:list-item>
          <text:p text:style-name="P15">Geheime Firmendaten (Verträge, etc.)</text:p>
        </text:list-item>
        <text:list-item>
          <text:p text:style-name="P15">Sensible persönliche Daten (Fotos, etc.)</text:p>
        </text:list-item>
      </text:list>
      <text:h text:style-name="P11" text:outline-level="2">Was machen Angreifer mit diesen Daten?</text:h>
      <text:list xml:id="list3755907633" text:style-name="L3">
        <text:list-item>
          <text:p text:style-name="P16">Erpressen</text:p>
        </text:list-item>
        <text:list-item>
          <text:p text:style-name="P16">Daten sperren und Lösegeld verlangen</text:p>
        </text:list-item>
        <text:list-item>
          <text:p text:style-name="P16">Illegal Verkaufen</text:p>
        </text:list-item>
        <text:list-item>
          <text:p text:style-name="P16">Sich selbst Geld überweisen</text:p>
        </text:list-item>
        <text:list-item>
          <text:p text:style-name="P16">Firmen lahmlegen</text:p>
        </text:list-item>
      </text:list>
      <text:p text:style-name="Standard"><text:span text:style-name="Absatz-Standardschriftart"><text:span text:style-name="T1">Aktuelle Betrugsversuche: </text:span></text:span><text:span text:style-name="Absatz-Standardschriftart"><text:span text:style-name="T4">▸</text:span></text:span><text:a xlink:type="simple" xlink:href="https://www.verbraucherzentrale.de/wissen/digitale-welt/phishingradar/phishingradar-aktuelle-warnungen-6059" office:target-frame-name="_top" xlink:show="replace" text:style-name="Internet_20_link" text:visited-style-name="Visited_20_Internet_20_Link"><text:span text:style-name="Hyperlink"><text:span text:style-name="T1">Verbraucherzentrale</text:span></text:span></text:a><text:span text:style-name="Absatz-Standardschriftart"><text:span text:style-name="T1"><text:line-break/>IP-Adressen der Absender von Mails prüfen: </text:span></text:span><text:span text:style-name="Absatz-Standardschriftart"><text:span text:style-name="T4">▸</text:span></text:span><text:a xlink:type="simple" xlink:href="https://www.verbraucherzentrale.de/wissen/digitale-welt/phishingradar/so-lesen-sie-den-emailheader-6077" office:target-frame-name="_top" xlink:show="replace" text:style-name="Internet_20_link" text:visited-style-name="Visited_20_Internet_20_Link"><text:span text:style-name="Hyperlink"><text:span text:style-name="T1">Verbraucherzentrale</text:span></text:span></text:a></text:p>
      <text:p text:style-name="P6"/>
      <text:p text:style-name="P6"/>
      <text:p text:style-name="P1"><text:span text:style-name="Absatz-Standardschriftart"><text:span text:style-name="T3">Social Engineering</text:span></text:span><text:span text:style-name="Absatz-Standardschriftart"><text:span text:style-name="T1"> </text:span></text:span><text:span text:style-name="Absatz-Standardschriftart"><text:span text:style-name="T5">(dt. „soziale Manipulation“) = Manipulation von</text:span></text:span></text:p>
      <text:p text:style-name="P2"><text:span text:style-name="Absatz-Standardschriftart"><text:span text:style-name="T5">Menschen, um an Informationen zu gelangen</text:span></text:span></text:p>
      <text:p text:style-name="P1"><text:span text:style-name="Absatz-Standardschriftart"><text:span text:style-name="T3">Phishing</text:span></text:span><text:span text:style-name="Absatz-Standardschriftart"><text:span text:style-name="T1"> (vom englischen „fishing“) = Häufigste Art des Social Engineering.</text:span></text:span></text:p>
      <text:p text:style-name="P7">Hierbei werden Nutzer so manipuliert und getäuscht, dass sie ihre</text:p>
      <text:p text:style-name="P8">Daten „freiwillig“ herausgeben</text:p>
      <text:p text:style-name="P1"><text:span text:style-name="Absatz-Standardschriftart"><text:span text:style-name="T3">Spear- Phishing =</text:span></text:span><text:span text:style-name="Absatz-Standardschriftart"><text:span text:style-name="T1"> Art des Phishings, bei der Angriffe ganz gezielt vorbereitet</text:span></text:span></text:p>
      <text:p text:style-name="P7">und gestaltet werden</text:p>
      <table:table table:name="Tabelle2" table:style-name="Tabelle2">
        <table:table-column table:style-name="Tabelle2.A"/>
        <table:table-row table:style-name="TableLine2578819793120">
          <table:table-cell table:style-name="Tabelle2.A1" office:value-type="string">
            <text:h text:style-name="P12" text:outline-level="2"><text:s/></text:h>
            <text:h text:style-name="P13" text:outline-level="2">Auf Phishing reagieren</text:h>
            <text:p text:style-name="P4"><text:s/></text:p>
            <text:list xml:id="list3959823380675" text:style-name="L1">
              <text:list-item>
                <text:p text:style-name="P14"><text:span text:style-name="Absatz-Standardschriftart"><text:span text:style-name="T3">Nicht reagieren!</text:span></text:span><text:span text:style-name="Absatz-Standardschriftart"><text:span text:style-name="T1"> Sind Sie unsicher, reagieren Sie am besten erst gar nicht.</text:span></text:span></text:p>
              </text:list-item>
              <text:list-item>
                <text:p text:style-name="P14"><text:span text:style-name="Absatz-Standardschriftart"><text:span text:style-name="T3">Keine Anhänge öffnen!</text:span></text:span><text:span text:style-name="Absatz-Standardschriftart"><text:span text:style-name="T1"> Dadurch kann ihr Computer oder Netzwerk unbemerkt befallen werden.</text:span></text:span></text:p>
              </text:list-item>
              <text:list-item>
                <text:p text:style-name="P14"><text:span text:style-name="Absatz-Standardschriftart"><text:span text:style-name="T3">Keine Links anklicken! </text:span></text:span><text:span text:style-name="Absatz-Standardschriftart"><text:span text:style-name="T1">Die Links leiten meist auf gefälschte Seiten weiter.</text:span></text:span></text:p>
              </text:list-item>
              <text:list-item>
                <text:p text:style-name="P14"><text:span text:style-name="Absatz-Standardschriftart"><text:span text:style-name="T3">Nicht einschüchtern lassen!</text:span></text:span><text:span text:style-name="Absatz-Standardschriftart"><text:span text:style-name="T1"> Angreifer wollen damit bezwecken, dass sie handeln, ohne nachzudenken.</text:span></text:span></text:p>
              </text:list-item>
              <text:list-item>
                <text:p text:style-name="P14"><text:span text:style-name="Absatz-Standardschriftart"><text:span text:style-name="T3">Keine Passwörter und Zugangsdaten teilen!</text:span></text:span><text:span text:style-name="Absatz-Standardschriftart"><text:span text:style-name="T1"> Firmen fragen ihre Kunden nie nach Passwörtern. Bei Anfragen von Ihren Kollegen immer die Echtheit verifizieren!</text:span></text:span></text:p>
              </text:list-item>
              <text:list-item>
                <text:p text:style-name="P14"><text:span text:style-name="Absatz-Standardschriftart"><text:span text:style-name="T3">Keine persönlichen oder vertraulichen Informationen herausgeben!</text:span></text:span><text:span text:style-name="Absatz-Standardschriftart"><text:span text:style-name="T1"> Wenn sie diese Daten an Betrüger herausgeben, kann das großen finanziellen und anderen Schaden für Sie und die Firma bedeuten.</text:span></text:span></text:p>
              </text:list-item>
              <text:list-item>
                <text:p text:style-name="P14"><text:span text:style-name="Absatz-Standardschriftart"><text:span text:style-name="T3">Vorsichtig sein beim Veröffentlichen von privaten Informationen!</text:span></text:span><text:span text:style-name="Absatz-Standardschriftart"><text:span text:style-name="T1"> Machen Sie sich bewusst, dass sämtliche Ihrer öffentlichen Informationen auch von Angreifern genutzt werden.</text:span></text:span>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BesuchterLink" style:family="text" style:parent-style-name="Absatz-Standardschriftar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Platzhaltertext" style:family="text" style:parent-style-name="Absatz-Standardschriftart">
      <style:text-properties fo:color="#808080" loext:opacity="100%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font-weight="bold" style:font-weight-asian="bold"/>
    </style:style>
    <style:style style:name="WW_5f_CharLFO7LVL1" style:display-name="WW_CharLFO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Lisa Braune</meta:initial-creator>
    <meta:creation-date>2024-08-22T12:02:00Z</meta:creation-date>
    <dc:date>2024-11-10T00:43:24.911000000</dc:date>
    <meta:print-date>2024-11-10T00:42:38.160000000</meta:print-date>
    <meta:editing-cycles>4</meta:editing-cycles>
    <meta:editing-duration>PT3M25S</meta:editing-duration>
    <meta:document-statistic meta:table-count="2" meta:image-count="0" meta:object-count="0" meta:page-count="1" meta:paragraph-count="39" meta:word-count="299" meta:character-count="2141" meta:non-whitespace-character-count="1892"/>
    <meta:template xlink:type="simple" xlink:actuate="onRequest" xlink:title="" xlink:href="Normal.dotm"/>
  </office:meta>
</office:document-meta>
</file>